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4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L in m</text:p>
          </table:table-cell>
          <table:table-cell office:value-type="string">
            <text:p>I in A</text:p>
          </table:table-cell>
          <table:table-cell office:value-type="string">
            <text:p>d in mm</text:p>
          </table:table-cell>
          <table:table-cell office:value-type="string">
            <text:p>B in mm</text:p>
          </table:table-cell>
        </table:table-row>
        <table:table-row table:style-name="ro1">
          <table:table-cell table:number-columns-repeated="2"/>
          <table:table-cell office:value-type="string">
            <text:p>Verlustleistung P_v = 2% @5V (=1/3Konvektion an Fiberglas bei 20°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float" office:value="0.25">
            <text:p>0,250</text:p>
          </table:table-cell>
          <table:table-cell table:style-name="ce2" office:value-type="float" office:value="0.5">
            <text:p>0,500</text:p>
          </table:table-cell>
          <table:table-cell table:style-name="ce2" office:value-type="float" office:value="0.035">
            <text:p>0,035</text:p>
          </table:table-cell>
          <table:table-cell table:style-name="ce2" table:formula="of:=0.17*[.E4]*[.F4]/[.G4]" office:value-type="float" office:value="0.607142857142857">
            <text:p>0,607</text:p>
          </table:table-cell>
        </table:table-row>
        <table:table-row table:style-name="ro1">
          <table:table-cell table:number-columns-repeated="2"/>
          <table:table-cell office:value-type="string">
            <text:p>Querschnitt = (rho*Länge) / max. Widersta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x.Widerstand = (U*P_v) / I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 in mm = (rho * L * I ) / (P_v * U * d) = C * L*I/d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ho = 0,017 Ohm mm²/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 = 5V (idealistisch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 = <text:s/>0,035mm | 0,07m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 2% 5V</text:p>
          </table:table-cell>
          <table:table-cell table:style-name="ce1" table:formula="of:=0.017/(0.02*5)" office:value-type="float" office:value="0.17">
            <text:p>0,17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 2% 3,3V</text:p>
          </table:table-cell>
          <table:table-cell table:style-name="ce1" table:formula="of:=0.017/(0.02*3.3)" office:value-type="float" office:value="0.257575757575758">
            <text:p>0,2576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5">05.05.2022</text:date>, <text:time>12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28S</meta:editing-duration>
    <meta:editing-cycles>4</meta:editing-cycles>
    <meta:generator>OpenOffice/4.1.3$Win32 OpenOffice.org_project/413m1$Build-9783</meta:generator>
    <dc:date>2022-05-05T12:46:06.03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